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1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94.3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68mm"/>
    </style:style>
    <style:style style:name="co6" style:family="table-column">
      <style:table-column-properties fo:break-before="auto" style:column-width="25.95mm"/>
    </style:style>
    <style:style style:name="co7" style:family="table-column">
      <style:table-column-properties fo:break-before="auto" style:column-width="27.04mm"/>
    </style:style>
    <style:style style:name="co8" style:family="table-column">
      <style:table-column-properties fo:break-before="auto" style:column-width="19.42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34.66mm"/>
    </style:style>
    <style:style style:name="co11" style:family="table-column">
      <style:table-column-properties fo:break-before="auto" style:column-width="45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listaDeCarpetaWindow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liga</text:p>
          </table:table-cell>
          <table:table-cell office:value-type="string" calcext:value-type="string">
            <text:p>ur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letico Mineiro</text:p>
          </table:table-cell>
          <table:table-cell office:value-type="string" calcext:value-type="string">
            <text:p>Brasileirao – Brasil</text:p>
          </table:table-cell>
          <table:table-cell office:value-type="string" calcext:value-type="string">
            <text:p>/assets/casacas/superLiga/atletico_mineir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vai</text:p>
          </table:table-cell>
          <table:table-cell office:value-type="string" calcext:value-type="string">
            <text:p>Brasileirao – Brasil</text:p>
          </table:table-cell>
          <table:table-cell office:value-type="string" calcext:value-type="string">
            <text:p>/assets/casacas/superLiga/avai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Brasileirao – Brasil</text:p>
          </table:table-cell>
          <table:table-cell office:value-type="string" calcext:value-type="string">
            <text:p>/assets/casacas/superLiga/bah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tafogo</text:p>
          </table:table-cell>
          <table:table-cell office:value-type="string" calcext:value-type="string">
            <text:p>Brasileirao – Brasil</text:p>
          </table:table-cell>
          <table:table-cell office:value-type="string" calcext:value-type="string">
            <text:p>/assets/casacas/superLiga/botafog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Brasileirao – Brasil</text:p>
          </table:table-cell>
          <table:table-cell office:value-type="string" calcext:value-type="string">
            <text:p>/assets/casacas/superLiga/cear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pecoense</text:p>
          </table:table-cell>
          <table:table-cell office:value-type="string" calcext:value-type="string">
            <text:p>Brasileirao – Brasil</text:p>
          </table:table-cell>
          <table:table-cell office:value-type="string" calcext:value-type="string">
            <text:p>/assets/casacas/superLiga/chapecoens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rinthians</text:p>
          </table:table-cell>
          <table:table-cell office:value-type="string" calcext:value-type="string">
            <text:p>Brasileirao – Brasil</text:p>
          </table:table-cell>
          <table:table-cell office:value-type="string" calcext:value-type="string">
            <text:p>/assets/casacas/superLiga/corinthian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uzeiro</text:p>
          </table:table-cell>
          <table:table-cell office:value-type="string" calcext:value-type="string">
            <text:p>Brasileirao – Brasil</text:p>
          </table:table-cell>
          <table:table-cell office:value-type="string" calcext:value-type="string">
            <text:p>/assets/casacas/superLiga/cruzeir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ternacional</text:p>
          </table:table-cell>
          <table:table-cell office:value-type="string" calcext:value-type="string">
            <text:p>Brasileirao – Brasil</text:p>
          </table:table-cell>
          <table:table-cell office:value-type="string" calcext:value-type="string">
            <text:p>/assets/casacas/superLiga/internacional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Brasileirao – Brasil</text:p>
          </table:table-cell>
          <table:table-cell office:value-type="string" calcext:value-type="string">
            <text:p>/assets/casacas/superLiga/cs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amengo</text:p>
          </table:table-cell>
          <table:table-cell office:value-type="string" calcext:value-type="string">
            <text:p>Brasileirao – Brasil</text:p>
          </table:table-cell>
          <table:table-cell office:value-type="string" calcext:value-type="string">
            <text:p>/assets/casacas/superLiga/flameng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uminanse</text:p>
          </table:table-cell>
          <table:table-cell office:value-type="string" calcext:value-type="string">
            <text:p>Brasileirao – Brasil</text:p>
          </table:table-cell>
          <table:table-cell office:value-type="string" calcext:value-type="string">
            <text:p>/assets/casacas/superLiga/fluminans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Brasileirao – Brasil</text:p>
          </table:table-cell>
          <table:table-cell office:value-type="string" calcext:value-type="string">
            <text:p>/assets/casacas/superLiga/fortalez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ias</text:p>
          </table:table-cell>
          <table:table-cell office:value-type="string" calcext:value-type="string">
            <text:p>Brasileirao – Brasil</text:p>
          </table:table-cell>
          <table:table-cell office:value-type="string" calcext:value-type="string">
            <text:p>/assets/casacas/superLiga/goia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emio</text:p>
          </table:table-cell>
          <table:table-cell office:value-type="string" calcext:value-type="string">
            <text:p>Brasileirao – Brasil</text:p>
          </table:table-cell>
          <table:table-cell office:value-type="string" calcext:value-type="string">
            <text:p>/assets/casacas/superLiga/gremi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naense</text:p>
          </table:table-cell>
          <table:table-cell office:value-type="string" calcext:value-type="string">
            <text:p>Brasileirao – Brasil</text:p>
          </table:table-cell>
          <table:table-cell office:value-type="string" calcext:value-type="string">
            <text:p>/assets/casacas/superLiga/paranaens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lmeiras</text:p>
          </table:table-cell>
          <table:table-cell office:value-type="string" calcext:value-type="string">
            <text:p>Brasileirao – Brasil</text:p>
          </table:table-cell>
          <table:table-cell office:value-type="string" calcext:value-type="string">
            <text:p>/assets/casacas/superLiga/palmeira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Brasileirao – Brasil</text:p>
          </table:table-cell>
          <table:table-cell office:value-type="string" calcext:value-type="string">
            <text:p>/assets/casacas/superLiga/santo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sco Da Gama</text:p>
          </table:table-cell>
          <table:table-cell office:value-type="string" calcext:value-type="string">
            <text:p>Brasileirao – Brasil</text:p>
          </table:table-cell>
          <table:table-cell office:value-type="string" calcext:value-type="string">
            <text:p>/assets/casacas/superLiga/vasco_da_gam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o Pablo</text:p>
          </table:table-cell>
          <table:table-cell office:value-type="string" calcext:value-type="string">
            <text:p>Brasileirao – Brasil</text:p>
          </table:table-cell>
          <table:table-cell office:value-type="string" calcext:value-type="string">
            <text:p>/assets/casacas/superLiga/sao_pabl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minia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armin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yer Leverkusen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bayer_leverkuse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yern Munich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bayern_munich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rusia Monchengladbach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borusia_Monchengladbach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rtmund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dortmun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c Augsburg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FC_augsburg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c Union Berlin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fc_union_berli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tuna Dusseldorf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fortuna_dusseldorf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eiburg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freiburg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sv Frankfurt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fsv_frankfurt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euther Furth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greuther_furth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mburg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hamburg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rtha Berlin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hertha_berli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offenheim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hoffenheim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iserslautern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Kaiserslauter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rnberg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nurnberg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halke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schalk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 Pauli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st_pauli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uttgart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stuttgart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sg Hoffenheim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TSG_hoffenheim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fl Bochum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VFL_Bochum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lf Bochum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vlf_bochum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iche Flensburg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weiche_flensburg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rder Bremer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werder_bremer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lfsburg</text:p>
          </table:table-cell>
          <table:table-cell office:value-type="string" calcext:value-type="string">
            <text:p>Bundesliga – Alemania</text:p>
          </table:table-cell>
          <table:table-cell office:value-type="string" calcext:value-type="string">
            <text:p>/assets/casacas/superLiga/wolfsburg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gers</text:p>
          </table:table-cell>
          <table:table-cell office:value-type="string" calcext:value-type="string">
            <text:p>Ligue 1 – Francia</text:p>
          </table:table-cell>
          <table:table-cell office:value-type="string" calcext:value-type="string">
            <text:p>/assets/casacas/superLiga/anger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uxerre</text:p>
          </table:table-cell>
          <table:table-cell office:value-type="string" calcext:value-type="string">
            <text:p>Ligue 1 – Francia</text:p>
          </table:table-cell>
          <table:table-cell office:value-type="string" calcext:value-type="string">
            <text:p>/assets/casacas/superLiga/auxerr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tia</text:p>
          </table:table-cell>
          <table:table-cell office:value-type="string" calcext:value-type="string">
            <text:p>Ligue 1 – Francia</text:p>
          </table:table-cell>
          <table:table-cell office:value-type="string" calcext:value-type="string">
            <text:p>/assets/casacas/superLiga/bast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rdeaux</text:p>
          </table:table-cell>
          <table:table-cell office:value-type="string" calcext:value-type="string">
            <text:p>Ligue 1 – Francia</text:p>
          </table:table-cell>
          <table:table-cell office:value-type="string" calcext:value-type="string">
            <text:p>/assets/casacas/superLiga/bordeaux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c Lorient</text:p>
          </table:table-cell>
          <table:table-cell office:value-type="string" calcext:value-type="string">
            <text:p>Ligue 1 – Francia</text:p>
          </table:table-cell>
          <table:table-cell office:value-type="string" calcext:value-type="string">
            <text:p>/assets/casacas/superLiga/fc_lorient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egunon</text:p>
          </table:table-cell>
          <table:table-cell office:value-type="string" calcext:value-type="string">
            <text:p>Ligue 1 – Francia</text:p>
          </table:table-cell>
          <table:table-cell office:value-type="string" calcext:value-type="string">
            <text:p>/assets/casacas/superLiga/gueguno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 Havre</text:p>
          </table:table-cell>
          <table:table-cell office:value-type="string" calcext:value-type="string">
            <text:p>Ligue 1 – Francia</text:p>
          </table:table-cell>
          <table:table-cell office:value-type="string" calcext:value-type="string">
            <text:p>/assets/casacas/superLiga/le_havr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lle</text:p>
          </table:table-cell>
          <table:table-cell office:value-type="string" calcext:value-type="string">
            <text:p>Ligue 1 – Francia</text:p>
          </table:table-cell>
          <table:table-cell office:value-type="string" calcext:value-type="string">
            <text:p>/assets/casacas/superLiga/lill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yon</text:p>
          </table:table-cell>
          <table:table-cell office:value-type="string" calcext:value-type="string">
            <text:p>Ligue 1 – Francia</text:p>
          </table:table-cell>
          <table:table-cell office:value-type="string" calcext:value-type="string">
            <text:p>/assets/casacas/superLiga/lyo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ra Racing</text:p>
          </table:table-cell>
          <table:table-cell office:value-type="string" calcext:value-type="string">
            <text:p>Ligue 1 – Francia</text:p>
          </table:table-cell>
          <table:table-cell office:value-type="string" calcext:value-type="string">
            <text:p>/assets/casacas/superLiga/matra_racing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tz</text:p>
          </table:table-cell>
          <table:table-cell office:value-type="string" calcext:value-type="string">
            <text:p>Ligue 1 – Francia</text:p>
          </table:table-cell>
          <table:table-cell office:value-type="string" calcext:value-type="string">
            <text:p>/assets/casacas/superLiga/metz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string" calcext:value-type="string">
            <text:p>Ligue 1 – Francia</text:p>
          </table:table-cell>
          <table:table-cell office:value-type="string" calcext:value-type="string">
            <text:p>/assets/casacas/superLiga/montpellier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ntes</text:p>
          </table:table-cell>
          <table:table-cell office:value-type="string" calcext:value-type="string">
            <text:p>Ligue 1 – Francia</text:p>
          </table:table-cell>
          <table:table-cell office:value-type="string" calcext:value-type="string">
            <text:p>/assets/casacas/superLiga/nante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mes</text:p>
          </table:table-cell>
          <table:table-cell office:value-type="string" calcext:value-type="string">
            <text:p>Ligue 1 – Francia</text:p>
          </table:table-cell>
          <table:table-cell office:value-type="string" calcext:value-type="string">
            <text:p>/assets/casacas/superLiga/nime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lympique Marseille</text:p>
          </table:table-cell>
          <table:table-cell office:value-type="string" calcext:value-type="string">
            <text:p>Ligue 1 – Francia</text:p>
          </table:table-cell>
          <table:table-cell office:value-type="string" calcext:value-type="string">
            <text:p>/assets/casacas/superLiga/olympique_marseill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sg</text:p>
          </table:table-cell>
          <table:table-cell office:value-type="string" calcext:value-type="string">
            <text:p>Ligue 1 – Francia</text:p>
          </table:table-cell>
          <table:table-cell office:value-type="string" calcext:value-type="string">
            <text:p>/assets/casacas/superLiga/psg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chaux</text:p>
          </table:table-cell>
          <table:table-cell office:value-type="string" calcext:value-type="string">
            <text:p>Ligue 1 – Francia</text:p>
          </table:table-cell>
          <table:table-cell office:value-type="string" calcext:value-type="string">
            <text:p>/assets/casacas/superLiga/sochaux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 Etienne</text:p>
          </table:table-cell>
          <table:table-cell office:value-type="string" calcext:value-type="string">
            <text:p>Ligue 1 – Francia</text:p>
          </table:table-cell>
          <table:table-cell office:value-type="string" calcext:value-type="string">
            <text:p>/assets/casacas/superLiga/st_etienn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ulouse</text:p>
          </table:table-cell>
          <table:table-cell office:value-type="string" calcext:value-type="string">
            <text:p>Ligue 1 – Francia</text:p>
          </table:table-cell>
          <table:table-cell office:value-type="string" calcext:value-type="string">
            <text:p>/assets/casacas/superLiga/toulous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oyes</text:p>
          </table:table-cell>
          <table:table-cell office:value-type="string" calcext:value-type="string">
            <text:p>Ligue 1 – Francia</text:p>
          </table:table-cell>
          <table:table-cell office:value-type="string" calcext:value-type="string">
            <text:p>/assets/casacas/superLiga/troye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 Boulogne</text:p>
          </table:table-cell>
          <table:table-cell office:value-type="string" calcext:value-type="string">
            <text:p>Ligue 1 – Francia</text:p>
          </table:table-cell>
          <table:table-cell office:value-type="string" calcext:value-type="string">
            <text:p>/assets/casacas/superLiga/us_boulogn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cien</text:p>
          </table:table-cell>
          <table:table-cell office:value-type="string" calcext:value-type="string">
            <text:p>Ligue 1 – Francia</text:p>
          </table:table-cell>
          <table:table-cell office:value-type="string" calcext:value-type="string">
            <text:p>/assets/casacas/superLiga/valencie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jax</text:p>
          </table:table-cell>
          <table:table-cell office:value-type="string" calcext:value-type="string">
            <text:p>Other Europe</text:p>
          </table:table-cell>
          <table:table-cell office:value-type="string" calcext:value-type="string">
            <text:p>/assets/casacas/superLiga/ajax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z Alkmaar</text:p>
          </table:table-cell>
          <table:table-cell office:value-type="string" calcext:value-type="string">
            <text:p>Other Europe</text:p>
          </table:table-cell>
          <table:table-cell office:value-type="string" calcext:value-type="string">
            <text:p>/assets/casacas/superLiga/az_alkmaar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nfica</text:p>
          </table:table-cell>
          <table:table-cell office:value-type="string" calcext:value-type="string">
            <text:p>Other Europe</text:p>
          </table:table-cell>
          <table:table-cell office:value-type="string" calcext:value-type="string">
            <text:p>/assets/casacas/superLiga/benfic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rleroi</text:p>
          </table:table-cell>
          <table:table-cell office:value-type="string" calcext:value-type="string">
            <text:p>Other Europe</text:p>
          </table:table-cell>
          <table:table-cell office:value-type="string" calcext:value-type="string">
            <text:p>/assets/casacas/superLiga/charleroi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nizlispor</text:p>
          </table:table-cell>
          <table:table-cell office:value-type="string" calcext:value-type="string">
            <text:p>Other Europe</text:p>
          </table:table-cell>
          <table:table-cell office:value-type="string" calcext:value-type="string">
            <text:p>/assets/casacas/superLiga/denizlispor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namo Zagreb</text:p>
          </table:table-cell>
          <table:table-cell office:value-type="string" calcext:value-type="string">
            <text:p>Other Europe</text:p>
          </table:table-cell>
          <table:table-cell office:value-type="string" calcext:value-type="string">
            <text:p>/assets/casacas/superLiga/dinamo_zagreb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ynamo Kiev</text:p>
          </table:table-cell>
          <table:table-cell office:value-type="string" calcext:value-type="string">
            <text:p>Other Europe</text:p>
          </table:table-cell>
          <table:table-cell office:value-type="string" calcext:value-type="string">
            <text:p>/assets/casacas/superLiga/dynamo_kiev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c Basel</text:p>
          </table:table-cell>
          <table:table-cell office:value-type="string" calcext:value-type="string">
            <text:p>Other Europe</text:p>
          </table:table-cell>
          <table:table-cell office:value-type="string" calcext:value-type="string">
            <text:p>/assets/casacas/superLiga/fc_basel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k Borac</text:p>
          </table:table-cell>
          <table:table-cell office:value-type="string" calcext:value-type="string">
            <text:p>Other Europe</text:p>
          </table:table-cell>
          <table:table-cell office:value-type="string" calcext:value-type="string">
            <text:p>/assets/casacas/superLiga/fk_borac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latasaray</text:p>
          </table:table-cell>
          <table:table-cell office:value-type="string" calcext:value-type="string">
            <text:p>Other Europe</text:p>
          </table:table-cell>
          <table:table-cell office:value-type="string" calcext:value-type="string">
            <text:p>/assets/casacas/superLiga/galatasara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asshoppers</text:p>
          </table:table-cell>
          <table:table-cell office:value-type="string" calcext:value-type="string">
            <text:p>Other Europe</text:p>
          </table:table-cell>
          <table:table-cell office:value-type="string" calcext:value-type="string">
            <text:p>/assets/casacas/superLiga/grasshopper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racles</text:p>
          </table:table-cell>
          <table:table-cell office:value-type="string" calcext:value-type="string">
            <text:p>Other Europe</text:p>
          </table:table-cell>
          <table:table-cell office:value-type="string" calcext:value-type="string">
            <text:p>/assets/casacas/superLiga/heracle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nathinaikos</text:p>
          </table:table-cell>
          <table:table-cell office:value-type="string" calcext:value-type="string">
            <text:p>Other Europe</text:p>
          </table:table-cell>
          <table:table-cell office:value-type="string" calcext:value-type="string">
            <text:p>/assets/casacas/superLiga/panathinaiko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nionios</text:p>
          </table:table-cell>
          <table:table-cell office:value-type="string" calcext:value-type="string">
            <text:p>Other Europe</text:p>
          </table:table-cell>
          <table:table-cell office:value-type="string" calcext:value-type="string">
            <text:p>/assets/casacas/superLiga/panionio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ok</text:p>
          </table:table-cell>
          <table:table-cell office:value-type="string" calcext:value-type="string">
            <text:p>Other Europe</text:p>
          </table:table-cell>
          <table:table-cell office:value-type="string" calcext:value-type="string">
            <text:p>/assets/casacas/superLiga/paok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rto</text:p>
          </table:table-cell>
          <table:table-cell office:value-type="string" calcext:value-type="string">
            <text:p>Other Europe</text:p>
          </table:table-cell>
          <table:table-cell office:value-type="string" calcext:value-type="string">
            <text:p>/assets/casacas/superLiga/port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dbull Salzburg</text:p>
          </table:table-cell>
          <table:table-cell office:value-type="string" calcext:value-type="string">
            <text:p>Other Europe</text:p>
          </table:table-cell>
          <table:table-cell office:value-type="string" calcext:value-type="string">
            <text:p>/assets/casacas/superLiga/redbull_salzburg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ing Lisboa</text:p>
          </table:table-cell>
          <table:table-cell office:value-type="string" calcext:value-type="string">
            <text:p>Other Europe</text:p>
          </table:table-cell>
          <table:table-cell office:value-type="string" calcext:value-type="string">
            <text:p>/assets/casacas/superLiga/sporting_lisbo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tesse</text:p>
          </table:table-cell>
          <table:table-cell office:value-type="string" calcext:value-type="string">
            <text:p>Other Europe</text:p>
          </table:table-cell>
          <table:table-cell office:value-type="string" calcext:value-type="string">
            <text:p>/assets/casacas/superLiga/vitess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alger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angol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anguill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argentin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australia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bahama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barbado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belgium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botswan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brazil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bulgar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burkina_fas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burundi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cameroo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canad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cayman_island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chil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colomb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costa_ric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croat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cub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denmark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ecuador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egypt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el_salvador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englan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ethiop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franc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german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ghan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guyan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ollan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hollan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icelan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indones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iraq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irelan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ital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jamaic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keny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lithuan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madagascar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maldive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malt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mexic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mongol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montserrat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niger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rthen Irelan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northen_irelan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rthen Mariana Islands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northen_mariana_island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pakista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lastine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palastin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panam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paragua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peru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portugal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puerto_ric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russ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rdini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sardin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otlan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scotlan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senegal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serb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sierra_leon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south_afric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spai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rinam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surinam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swede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switzerlan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syr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tog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inidad &amp; Tobago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trinidad_&amp;_tobag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tunis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turke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turkmenista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ugand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ukrain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urugua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us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uzbekista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venezuel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wale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yeme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zamb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/assets/casacas/superLiga/zimbabw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erdeen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aberdee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erystwuth University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aberystwuth_universit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senal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arsenal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nsley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barnsle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rmingham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birmingham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ackburn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blackbur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ackburn Gk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blackburn_gk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ackpool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blackpool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lton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bolto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adford City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bradford_cit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entford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brentfor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tol City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bristol_cit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rnley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burnle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mbridge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cambridg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rdiff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cardiff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rlisle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carlisl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ltic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celtic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rlton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charlto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chelse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ster City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chester_cit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eethorpes Town Ladies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cleethorpes_town_ladie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lchester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colchester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rinthian Casuals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corinthian_casual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entry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coventr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entry Winners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coventry_winner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ewe Alexandra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crewe_alexandr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ystal Palace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crystal_palac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rby Country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derby_countr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ncaster Rovers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doncaster_rover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ndee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dunde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ndee United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dundee_unite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bbsfleet United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ebbsfleet_unite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erton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everto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rnborough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Farnborough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lham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fulham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lham Gk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fulham_gk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llingham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gillingham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loucester City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gloucester_cit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etna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gretn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imsby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grimsb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lifax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halifax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rts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heart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ibernian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hibernia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olyhead Town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holyhead_tow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ll City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hull_cit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pswich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ipswich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ttering Town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kettering_tow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dderminster Harriers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kidderminster_harrier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eds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leed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icester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leicester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yton Orient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leyton_orient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coln City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lincoln_cit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vingston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livingsto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lanfairpwll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llanfairpwll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ton Town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luton_tow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clesfield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macclesfiel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nchester City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manchester_cit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nchester United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manchester_unite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lchester Rovers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melchester_rover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ddlesbrough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middlesbrough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therwell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motherwell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wcastle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newcastl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northampto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rwich City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norwich_cit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ttingham Forest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nottingham_forest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xford United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oxford_unite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lymouth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plymouth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rt Vale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port_val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rtsmouth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portsmouth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pr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qpr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ngers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ranger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ding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reading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therham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rotherham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shden &amp; Diamonds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Rushden_&amp;_Diamond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lford City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salford_cit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unthorpe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scunthorp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sheffiel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 Mirren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st_mirre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johnstone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stjohnston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oke City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stoke_cit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nderland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sunderlan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wansea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swanse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windon Community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swindon_communit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rquay United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torquay_unite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tenham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tottenham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mere Rovers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tranmere_rover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lsall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walsall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rbury Warrios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warbury_warrio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tford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watfor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st Brom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west_brom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st Ham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west_ham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gan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wiga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mbledon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wimbledo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lves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wolve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exham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wrexham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 Milan</text:p>
          </table:table-cell>
          <table:table-cell office:value-type="string" calcext:value-type="string">
            <text:p>Premier – UK</text:p>
          </table:table-cell>
          <table:table-cell office:value-type="string" calcext:value-type="string">
            <text:p>/assets/casacas/superLiga/ac_mila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alanta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atalant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logna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bologn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escia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bresc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gliari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cagliari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el Di Sangro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castel_di_sangr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tanzaro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catanzar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sena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cesen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evo Verona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chievo_veron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orentina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fiorentin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noa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geno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llas Verona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hellas_veron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ter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inter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ventus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juventu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zio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lazi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vorno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livorn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poli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napoli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lermitana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salermitan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lernitana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salernitan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mpdoria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sampdor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giovannese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sangiovannes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ssuolo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sassuol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rnana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ternan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rino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torin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dinese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udines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nezia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venez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vara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novar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palerm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ma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parm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gia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perug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scara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pescar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venna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ravenn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ggina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reggin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mini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rimini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Serie A – Italy</text:p>
          </table:table-cell>
          <table:table-cell office:value-type="string" calcext:value-type="string">
            <text:p>/assets/casacas/superLiga/rom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dosivi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aldosivi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gentinos Juniors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argentinos_junior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senal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arsenal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letico Tucuman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atletico_tucuma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nfield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banfiel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ca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boc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ntral Cordoba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central_cordob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colo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fensa Y Justicia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defensa_y_justic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tudiantes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estudiante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mnasia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gimnas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doy Curz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godoy_curz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racan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huraca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ependiente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independient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nus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lanu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wells Old Boys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newells_old_boy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tronato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patronat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cing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racing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er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riber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sario Central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rosario_central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 Lorenzo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san_lorenz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lleres De Cordoba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talleres_de_cordob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unio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ez</text:p>
          </table:table-cell>
          <table:table-cell office:value-type="string" calcext:value-type="string">
            <text:p>Super Liga Argentina</text:p>
          </table:table-cell>
          <table:table-cell office:value-type="string" calcext:value-type="string">
            <text:p>/assets/casacas/superLiga/velez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ves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alave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bacete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albacet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hetic Bilbao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athetic_bilba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letico Astorga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atletico_astorg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letico Madrid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atletico_madri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barcelon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bezo De Torres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cabezo_de_torre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diz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cadiz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 Lanzarote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cd_lanzarot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 Lugo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cd_lug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 Palencia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cd_palenc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lta De Vigo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celta_de_vig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ltural Leonesa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cultural_leones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portivo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deportiv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ibar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eibar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che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elch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panyol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espanyol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giron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lagostera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llagoster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ja Cd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loja_c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aga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malag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lorca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mallorc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ancia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numanci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asuna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osasun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iejo Cf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priejo_cf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ntanar Del Rey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quintanar_del_rey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yo Vallecano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rayo_vallecan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l Betis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real_betis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l Madrid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real_madri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l Oviedo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real_oviedo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l Sociedad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real_socieda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l Valladolid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real_valladoli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l Zaragoza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real_zaragoz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badell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sabadell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sevilla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ing Gijon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sporting_gijon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nerife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tenerife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Liga – Spain</text:p>
          </table:table-cell>
          <table:table-cell office:value-type="string" calcext:value-type="string">
            <text:p>/assets/casacas/superLiga/valencia.jpg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18T21:58:16.092000000</dc:date>
    <meta:editing-duration>PT48M1S</meta:editing-duration>
    <meta:editing-cycles>7</meta:editing-cycles>
    <meta:generator>LibreOffice/6.3.1.2$Windows_X86_64 LibreOffice_project/b79626edf0065ac373bd1df5c28bd630b4424273</meta:generator>
    <meta:document-statistic meta:table-count="1" meta:cell-count="1086" meta:object-count="0"/>
  </office:meta>
</office:document-meta>
</file>